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Ming CN" svg:font-family="'AR PL UMing CN'" style:font-family-generic="system" style:font-pitch="variable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7ec70" officeooo:paragraph-rsid="0007ec70"/>
    </style:style>
    <style:style style:name="P2" style:family="paragraph" style:parent-style-name="Standard">
      <style:text-properties officeooo:rsid="0008eb4a" officeooo:paragraph-rsid="0008eb4a"/>
    </style:style>
    <style:style style:name="P3" style:family="paragraph" style:parent-style-name="Standard">
      <style:text-properties officeooo:rsid="0008eb4a" officeooo:paragraph-rsid="0008eb4a"/>
    </style:style>
    <style:style style:name="P4" style:family="paragraph" style:parent-style-name="Standard">
      <style:text-properties officeooo:rsid="0009ff3c" officeooo:paragraph-rsid="0009ff3c"/>
    </style:style>
    <style:style style:name="T1" style:family="text">
      <style:text-properties officeooo:rsid="0009db3b"/>
    </style:style>
    <style:style style:name="T2" style:family="text">
      <style:text-properties officeooo:rsid="000c2eb3"/>
    </style:style>
    <style:style style:name="T3" style:family="text">
      <style:text-properties officeooo:rsid="000c79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PIL 1/04/2025</text:p>
      <text:p text:style-name="P1"/>
      <text:p text:style-name="P1">- Thymio : marche avec la dernière version du kit</text:p>
      <text:p text:style-name="P1"/>
      <text:p text:style-name="P1">- point d’accès WIFI proposé par le Thymio est possible</text:p>
      <text:p text:style-name="P1"/>
      <text:p text:style-name="P2">ssid du wifi UCIA-blabla où blabla dépend de l’adresse Mac</text:p>
      <text:p text:style-name="P2"/>
      <text:p text:style-name="P2">- <text:span text:style-name="T1">couleur HSV</text:span></text:p>
      <text:p text:style-name="P2"/>
      <text:p text:style-name="P2">- <text:span text:style-name="T1">boite englobante virage sur piste N&amp;B</text:span></text:p>
      <text:p text:style-name="P2"/>
      <text:p text:style-name="P2"/>
      <text:p text:style-name="P4">COPIl 24/04/2025</text:p>
      <text:p text:style-name="P4"/>
      <text:p text:style-name="P4">- nom des objets : français ou anglais ?</text:p>
      <text:p text:style-name="P4"/>
      <text:p text:style-name="P4">- <text:span text:style-name="T2">carte microSD normale ne ralentit pas l’exécution du réseau de neurones YOLO8, </text:span><text:span text:style-name="T3">mais provoque des ralentissements de l’OS.</text:span></text:p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Ming CN" svg:font-family="'AR PL UMing CN'" style:font-family-generic="system" style:font-pitch="variable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2pt" fo:language="fr" fo:country="FR" style:letter-kerning="true" style:font-name-asian="AR PL UMing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fr" fo:country="FR" style:letter-kerning="true" style:font-name-asian="AR PL UMing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UMing CN" style:font-family-asian="'AR PL UMing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1T14:54:46.066545258</meta:creation-date>
    <dc:date>2025-04-24T10:58:47.364013038</dc:date>
    <meta:editing-duration>P1DT12H7M17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1" meta:paragraph-count="9" meta:word-count="72" meta:character-count="408" meta:non-whitespace-character-count="345"/>
  </office:meta>
</office:document-meta>
</file>